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EZEKIEL 29-32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PARABLE DESCRIBING EGYPT (31:1-9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PRIDE OF EGYPT (29:1-3; 31:10; 32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2-tx-Title-and-Text" presentation:presentation-page-layout-name="Master1-PPL12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PRIDE OF EGYPT (29:1-3; 31:10; 32:1-2)<text:s text:c="1"/></text:span><text:span text:style-name="a499" text:class-names=""/></text:p>
          </draw:text-box>
          <svg:title/>
          <svg:desc/>
        </draw:frame>
        <draw:frame draw:id="id93" presentation:style-name="a514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She feels she owns the Nile River (29:1-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She boasts of being the greatest (31:10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She claims to be a lion among the nations (32:1-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3" draw:style-name="a515" draw:master-page-name="Master1-Layout12-tx-Title-and-Text" presentation:presentation-page-layout-name="Master1-PPL12" draw:id="Slide-258">
        <draw:frame draw:id="id94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EZEKIEL 29-32<text:s text:c="1"/></text:span><text:span text:style-name="a517" text:class-names=""/></text:p>
          </draw:text-box>
          <svg:title/>
          <svg:desc/>
        </draw:frame>
        <draw:frame draw:id="id95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PARABLE DESCRIBING EGYPT (31:1-9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RIDE OF EGYPT (29:1-3; 31:10; 32:1-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LUNDERING OF EGYPT (29:4-10, 17-21; 30:1-26; 31:11-18; 32:3-3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4" draw:style-name="a533" draw:master-page-name="Master1-Layout13-twoColTx-Title-and-2-Column-Text" presentation:presentation-page-layout-name="Master1-PPL13" draw:id="Slide-259">
        <draw:frame draw:id="id96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PLUNDERING OF EGYPT (29:4-10, 17-21; 30:1-26; 31:11-18; 32:3-32):<text:s text:c="1"/></text:span><text:span text:style-name="a535" text:class-names=""/></text:p>
          </draw:text-box>
          <svg:title/>
          <svg:desc/>
        </draw:frame>
        <draw:frame draw:id="id97" presentation:style-name="a550" draw:name="Text Placeholder 2" svg:x="1.38021in" svg:y="2in" svg:width="4.61632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First occasion (29:4-10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Second occasion (29:17-2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ird occasion (30:1-19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  <draw:frame draw:id="id98" presentation:style-name="a566" draw:name="Text Placeholder 3" svg:x="6.16319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ourth occasion (30:20-2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ifth occasion (31:11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ixth occasion (32:3-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eventh occasion (32:17-3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5" draw:style-name="a567" draw:master-page-name="Master1-Layout12-tx-Title-and-Text" presentation:presentation-page-layout-name="Master1-PPL12" draw:id="Slide-260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ZEKIEL 29-32<text:s text:c="1"/></text:span><text:span text:style-name="a569" text:class-names=""/></text:p>
          </draw:text-box>
          <svg:title/>
          <svg:desc/>
        </draw:frame>
        <draw:frame draw:id="id100" presentation:style-name="a587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PARABLE DESCRIBING EGYPT (31:1-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PRIDE OF EGYPT (29:1-3; 31:10; 32:1-2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PLUNDERING OF EGYPT (29:4-10, 17-21; 30:1-26; 31:11-18; 32:3-3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ITY ON EGYPT (29:11-1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6" draw:style-name="a588" draw:master-page-name="Master1-Layout12-tx-Title-and-Text" presentation:presentation-page-layout-name="Master1-PPL12" draw:id="Slide-261">
        <draw:frame draw:id="id101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THE PITY ON EGYPT (29:11-16):<text:s text:c="1"/></text:span><text:span text:style-name="a590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decades (29:11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deliverance (29:13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7" draw:style-name="a603" draw:master-page-name="Master1-Layout12-tx-Title-and-Text" presentation:presentation-page-layout-name="Master1-PPL12" draw:id="Slide-262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EZEKIEL 29-32<text:s text:c="1"/></text:span><text:span text:style-name="a605" text:class-names=""/></text:p>
          </draw:text-box>
          <svg:title/>
          <svg:desc/>
        </draw:frame>
        <draw:frame draw:id="id104" presentation:style-name="a623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PARABLE DESCRIBING EGYPT (31:1-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PRIDE OF EGYPT (29:1-3; 31:10; 32:1-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PLUNDERING OF EGYPT (29:4-10, 17-21; 30:1-26; 31:11-18; 32:3-3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PITY ON EGYPT (29:11-1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9-32 </dc:title>
    <meta:initial-creator>David STRICKLAND</meta:initial-creator>
    <dc:creator>David STRICKLAND</dc:creator>
    <meta:creation-date>2020-02-22T19:27:11Z</meta:creation-date>
    <dc:date>2020-02-22T19:27:11Z</dc:date>
    <meta:template xlink:href="BibleStudy" xlink:type="simple"/>
    <meta:editing-cycles>1</meta:editing-cycles>
    <meta:editing-duration>PT0S</meta:editing-duration>
    <meta:document-statistic meta:paragraph-count="32" meta:word-count="260"/>
  </office:meta>
</office:document-meta>
</file>